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7436a" officeooo:paragraph-rsid="0007436a"/>
    </style:style>
    <style:style style:name="P2" style:family="paragraph" style:parent-style-name="Standard">
      <style:text-properties fo:font-weight="bold" officeooo:rsid="0007436a" officeooo:paragraph-rsid="0007436a" style:font-weight-asian="bold" style:font-weight-complex="bold"/>
    </style:style>
    <style:style style:name="P3" style:family="paragraph" style:parent-style-name="Standard">
      <style:text-properties fo:font-weight="bold" officeooo:rsid="000a6aee" officeooo:paragraph-rsid="000a6aee" style:font-weight-asian="bold" style:font-weight-complex="bold"/>
    </style:style>
    <style:style style:name="P4" style:family="paragraph" style:parent-style-name="Standard">
      <style:text-properties fo:font-weight="bold" officeooo:rsid="000d563d" officeooo:paragraph-rsid="000d563d" style:font-weight-asian="bold" style:font-weight-complex="bold"/>
    </style:style>
    <style:style style:name="P5" style:family="paragraph" style:parent-style-name="Standard">
      <style:text-properties fo:font-weight="bold" officeooo:rsid="000f1279" officeooo:paragraph-rsid="000f1279" style:font-weight-asian="bold" style:font-weight-complex="bold"/>
    </style:style>
    <style:style style:name="P6" style:family="paragraph" style:parent-style-name="Standard">
      <style:text-properties fo:font-weight="bold" officeooo:rsid="0010d378" officeooo:paragraph-rsid="001271e6" style:font-weight-asian="bold" style:font-weight-complex="bold"/>
    </style:style>
    <style:style style:name="P7" style:family="paragraph" style:parent-style-name="Standard">
      <style:text-properties fo:font-weight="bold" officeooo:rsid="00133aa0" officeooo:paragraph-rsid="00133aa0" style:font-weight-asian="bold" style:font-weight-complex="bold"/>
    </style:style>
    <style:style style:name="P8" style:family="paragraph" style:parent-style-name="Standard">
      <style:text-properties fo:font-weight="bold" officeooo:rsid="00135b7e" officeooo:paragraph-rsid="00135b7e" style:font-weight-asian="bold" style:font-weight-complex="bold"/>
    </style:style>
    <style:style style:name="P9" style:family="paragraph" style:parent-style-name="Standard">
      <style:text-properties fo:font-weight="normal" officeooo:rsid="0007436a" officeooo:paragraph-rsid="0007436a" style:font-weight-asian="normal" style:font-weight-complex="normal"/>
    </style:style>
    <style:style style:name="P10" style:family="paragraph" style:parent-style-name="Standard">
      <style:text-properties fo:font-weight="normal" officeooo:rsid="0008bf11" officeooo:paragraph-rsid="0008bf11" style:font-weight-asian="normal" style:font-weight-complex="normal"/>
    </style:style>
    <style:style style:name="P11" style:family="paragraph" style:parent-style-name="Standard">
      <style:text-properties fo:font-weight="normal" officeooo:rsid="000a6aee" officeooo:paragraph-rsid="000a6aee" style:font-weight-asian="normal" style:font-weight-complex="normal"/>
    </style:style>
    <style:style style:name="P12" style:family="paragraph" style:parent-style-name="Standard">
      <style:text-properties fo:font-weight="normal" officeooo:rsid="000d563d" officeooo:paragraph-rsid="000d563d" style:font-weight-asian="normal" style:font-weight-complex="normal"/>
    </style:style>
    <style:style style:name="P13" style:family="paragraph" style:parent-style-name="Standard" style:list-style-name="L1">
      <style:text-properties fo:font-weight="normal" officeooo:rsid="0007436a" officeooo:paragraph-rsid="0007436a" style:font-weight-asian="normal" style:font-weight-complex="normal"/>
    </style:style>
    <style:style style:name="P14" style:family="paragraph" style:parent-style-name="Standard" style:list-style-name="L2">
      <style:text-properties fo:font-weight="normal" officeooo:rsid="0007436a" officeooo:paragraph-rsid="0007436a" style:font-weight-asian="normal" style:font-weight-complex="normal"/>
    </style:style>
    <style:style style:name="P15" style:family="paragraph" style:parent-style-name="Standard" style:list-style-name="L3">
      <style:text-properties fo:font-weight="normal" officeooo:rsid="0007436a" officeooo:paragraph-rsid="0007436a" style:font-weight-asian="normal" style:font-weight-complex="normal"/>
    </style:style>
    <style:style style:name="P16" style:family="paragraph" style:parent-style-name="Standard">
      <style:text-properties fo:font-weight="normal" officeooo:rsid="0010d378" officeooo:paragraph-rsid="0010d378" style:font-weight-asian="normal" style:font-weight-complex="normal"/>
    </style:style>
    <style:style style:name="P17" style:family="paragraph" style:parent-style-name="Standard">
      <style:text-properties fo:font-weight="normal" officeooo:rsid="001271e6" officeooo:paragraph-rsid="001271e6" style:font-weight-asian="normal" style:font-weight-complex="normal"/>
    </style:style>
    <style:style style:name="P18" style:family="paragraph" style:parent-style-name="Standard">
      <style:text-properties fo:font-weight="normal" officeooo:rsid="00133aa0" officeooo:paragraph-rsid="00133aa0" style:font-weight-asian="normal" style:font-weight-complex="normal"/>
    </style:style>
    <style:style style:name="P19" style:family="paragraph" style:parent-style-name="Standard">
      <style:text-properties fo:font-weight="normal" officeooo:rsid="00135b7e" officeooo:paragraph-rsid="00135b7e" style:font-weight-asian="normal" style:font-weight-complex="normal"/>
    </style:style>
    <style:style style:name="P20" style:family="paragraph" style:parent-style-name="Standard">
      <style:text-properties fo:font-weight="normal" officeooo:rsid="0014b4e2" officeooo:paragraph-rsid="0014b4e2" style:font-weight-asian="normal" style:font-weight-complex="normal"/>
    </style:style>
    <style:style style:name="P21" style:family="paragraph" style:parent-style-name="Standard">
      <style:text-properties fo:font-weight="normal" officeooo:rsid="0014f297" officeooo:paragraph-rsid="0014f297" style:font-weight-asian="normal" style:font-weight-complex="normal"/>
    </style:style>
    <style:style style:name="P22" style:family="paragraph" style:parent-style-name="Standard" style:list-style-name="L4">
      <style:text-properties fo:font-weight="bold" officeooo:rsid="00133aa0" officeooo:paragraph-rsid="00133aa0" style:font-weight-asian="bold" style:font-weight-complex="bold"/>
    </style:style>
    <style:style style:name="P23" style:family="paragraph" style:parent-style-name="Standard" style:list-style-name="L4">
      <style:text-properties fo:font-weight="bold" officeooo:rsid="00135b7e" officeooo:paragraph-rsid="00135b7e" style:font-weight-asian="bold" style:font-weight-complex="bold"/>
    </style:style>
    <style:style style:name="P24" style:family="paragraph" style:parent-style-name="Standard">
      <style:text-properties fo:font-weight="bold" officeooo:rsid="0014b4e2" officeooo:paragraph-rsid="0014b4e2" style:font-weight-asian="bold" style:font-weight-complex="bold"/>
    </style:style>
    <style:style style:name="P25" style:family="paragraph" style:parent-style-name="Standard">
      <style:text-properties fo:font-weight="bold" officeooo:rsid="00156b3f" officeooo:paragraph-rsid="00156b3f" style:font-weight-asian="bold" style:font-weight-complex="bold"/>
    </style:style>
    <style:style style:name="P26" style:family="paragraph" style:parent-style-name="Standard">
      <style:paragraph-properties fo:break-before="page"/>
      <style:text-properties fo:font-weight="bold" officeooo:rsid="0015fdab" officeooo:paragraph-rsid="0015fdab" style:font-weight-asian="bold" style:font-weight-complex="bold"/>
    </style:style>
    <style:style style:name="P27" style:family="paragraph" style:parent-style-name="Standard">
      <style:text-properties fo:font-weight="bold" officeooo:rsid="001e480d" officeooo:paragraph-rsid="001e480d" style:font-weight-asian="bold" style:font-weight-complex="bold"/>
    </style:style>
    <style:style style:name="P28" style:family="paragraph" style:parent-style-name="Standard">
      <style:text-properties fo:font-weight="bold" officeooo:rsid="001f4226" officeooo:paragraph-rsid="001f4226" style:font-weight-asian="bold" style:font-weight-complex="bold"/>
    </style:style>
    <style:style style:name="P29" style:family="paragraph" style:parent-style-name="Standard">
      <style:text-properties fo:font-weight="bold" officeooo:rsid="00205b3e" officeooo:paragraph-rsid="002162c7" style:font-weight-asian="bold" style:font-weight-complex="bold"/>
    </style:style>
    <style:style style:name="P30" style:family="paragraph" style:parent-style-name="Standard">
      <style:text-properties fo:font-weight="bold" officeooo:rsid="002162c7" officeooo:paragraph-rsid="002162c7" style:font-weight-asian="bold" style:font-weight-complex="bold"/>
    </style:style>
    <style:style style:name="P31" style:family="paragraph" style:parent-style-name="Standard">
      <style:text-properties fo:font-weight="bold" officeooo:rsid="002162c7" officeooo:paragraph-rsid="001f4226" style:font-weight-asian="bold" style:font-weight-complex="bold"/>
    </style:style>
    <style:style style:name="P32" style:family="paragraph" style:parent-style-name="Standard">
      <style:text-properties fo:font-weight="bold" officeooo:rsid="0021b232" officeooo:paragraph-rsid="0021b232" style:font-weight-asian="bold" style:font-weight-complex="bold"/>
    </style:style>
    <style:style style:name="P33" style:family="paragraph" style:parent-style-name="Standard">
      <style:text-properties fo:font-size="12pt" fo:font-weight="bold" officeooo:rsid="001cd6dd" officeooo:paragraph-rsid="001cd6dd" style:font-size-asian="10.5pt" style:font-weight-asian="bold" style:font-size-complex="12pt" style:font-weight-complex="bold"/>
    </style:style>
    <style:style style:name="P34" style:family="paragraph" style:parent-style-name="Standard">
      <style:text-properties fo:font-size="12pt" fo:font-weight="normal" officeooo:rsid="0015fdab" officeooo:paragraph-rsid="0015fdab" style:font-size-asian="10.5pt" style:font-weight-asian="normal" style:font-size-complex="12pt" style:font-weight-complex="normal"/>
    </style:style>
    <style:style style:name="P35" style:family="paragraph" style:parent-style-name="Standard">
      <style:text-properties fo:font-size="12pt" fo:font-weight="normal" officeooo:rsid="0018e532" officeooo:paragraph-rsid="0018e532" style:font-size-asian="10.5pt" style:font-weight-asian="normal" style:font-size-complex="12pt" style:font-weight-complex="normal"/>
    </style:style>
    <style:style style:name="P36" style:family="paragraph" style:parent-style-name="Standard">
      <style:text-properties fo:font-size="12pt" fo:font-weight="normal" officeooo:rsid="001aef8b" officeooo:paragraph-rsid="001aef8b" style:font-size-asian="10.5pt" style:font-weight-asian="normal" style:font-size-complex="12pt" style:font-weight-complex="normal"/>
    </style:style>
    <style:style style:name="P37" style:family="paragraph" style:parent-style-name="Standard">
      <style:text-properties fo:font-size="12pt" fo:font-weight="normal" officeooo:rsid="001cd6dd" officeooo:paragraph-rsid="001cd6dd" style:font-size-asian="10.5pt" style:font-weight-asian="normal" style:font-size-complex="12pt" style:font-weight-complex="normal"/>
    </style:style>
    <style:style style:name="P38" style:family="paragraph" style:parent-style-name="Standard">
      <style:text-properties officeooo:paragraph-rsid="001cd6dd"/>
    </style:style>
    <style:style style:name="T1" style:family="text">
      <style:text-properties fo:font-weight="normal" style:font-weight-asian="normal" style:font-weight-complex="normal"/>
    </style:style>
    <style:style style:name="T2" style:family="text">
      <style:text-properties fo:font-weight="normal" officeooo:rsid="001271e6" style:font-weight-asian="normal" style:font-weight-complex="normal"/>
    </style:style>
    <style:style style:name="T3" style:family="text">
      <style:text-properties fo:font-weight="normal" officeooo:rsid="00135b7e" style:font-weight-asian="normal" style:font-weight-complex="normal"/>
    </style:style>
    <style:style style:name="T4" style:family="text">
      <style:text-properties officeooo:rsid="000b0f04"/>
    </style:style>
    <style:style style:name="T5" style:family="text">
      <style:text-properties fo:font-weight="bold" style:font-weight-asian="bold" style:font-weight-complex="bold"/>
    </style:style>
    <style:style style:name="T6" style:family="text">
      <style:text-properties officeooo:rsid="000f1279"/>
    </style:style>
    <style:style style:name="T7" style:family="text">
      <style:text-properties officeooo:rsid="000f517e"/>
    </style:style>
    <style:style style:name="T8" style:family="text">
      <style:text-properties officeooo:rsid="0014f297"/>
    </style:style>
    <style:style style:name="T9" style:family="text">
      <style:text-properties officeooo:rsid="00156b3f"/>
    </style:style>
    <style:style style:name="T10" style:family="text">
      <style:text-properties fo:font-size="16pt" style:font-size-asian="14pt" style:font-size-complex="16pt"/>
    </style:style>
    <style:style style:name="T11" style:family="text">
      <style:text-properties officeooo:rsid="00179fe6"/>
    </style:style>
    <style:style style:name="T12" style:family="text">
      <style:text-properties officeooo:rsid="0019ec42"/>
    </style:style>
    <style:style style:name="T13" style:family="text">
      <style:text-properties fo:font-size="12pt" fo:font-weight="bold" officeooo:rsid="001cd6dd" style:font-size-asian="10.5pt" style:font-weight-asian="bold" style:font-size-complex="12pt" style:font-weight-complex="bold"/>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1cd6dd" style:font-size-asian="10.5pt" style:font-weight-asian="normal" style:font-size-complex="12pt" style:font-weight-complex="normal"/>
    </style:style>
    <style:style style:name="T16" style:family="text">
      <style:text-properties fo:font-size="12pt" fo:font-weight="normal" officeooo:rsid="0021fd05" style:font-size-asian="10.5pt" style:font-weight-asian="normal" style:font-size-complex="12pt" style:font-weight-complex="normal"/>
    </style:style>
    <style:style style:name="T17" style:family="text">
      <style:text-properties fo:font-size="12pt" style:font-size-asian="10.5pt" style:font-size-complex="12pt"/>
    </style:style>
    <style:style style:name="T18" style:family="text">
      <style:text-properties fo:font-size="12pt" officeooo:rsid="001cd6dd" style:font-size-asian="10.5pt" style:font-size-complex="12pt"/>
    </style:style>
    <style:style style:name="T19" style:family="text">
      <style:text-properties fo:font-size="12pt" officeooo:rsid="0021fd05" style:font-size-asian="10.5pt" style:font-size-complex="12pt"/>
    </style:style>
    <style:style style:name="T20" style:family="text">
      <style:text-properties officeooo:rsid="001e480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toscopi = fonendoscopio. È importante avere sia la campana che la membrana.</text:p>
      <text:p text:style-name="P1">Anamnesi, parte fondamentale della visita medica. </text:p>
      <text:p text:style-name="P1">Approccio al paziente:</text:p>
      <text:p text:style-name="P1">Cosa posso fare per lei? Perchè è venuto? Cosa la preoccupa? Che disturbi presenta?</text:p>
      <text:p text:style-name="P2">Precisare il più possibile i sintomi del paziente.</text:p>
      <text:p text:style-name="P9">Porre domande specifiche senza suggerire risposte al paziente.</text:p>
      <text:p text:style-name="P2"><text:span text:style-name="T1"/></text:p>
      <text:p text:style-name="P9">Analisi dei sintomi per determinare:</text:p>
      <text:list text:style-name="L1">
        <text:list-item>
          <text:p text:style-name="P13">quando</text:p>
        </text:list-item>
        <text:list-item>
          <text:p text:style-name="P13">dove</text:p>
        </text:list-item>
        <text:list-item>
          <text:p text:style-name="P13">quanto</text:p>
        </text:list-item>
        <text:list-item>
          <text:p text:style-name="P13">si accentua o si attenua</text:p>
        </text:list-item>
        <text:list-item>
          <text:p text:style-name="P13">si modifica o permane stabile</text:p>
        </text:list-item>
        <text:list-item>
          <text:p text:style-name="P13">assomiglia a qualcosa</text:p>
        </text:list-item>
      </text:list>
      <text:p text:style-name="P9">Tutti i sintomi sono soggettivi, ad esempio dispnea, può sembrare che il paziente respiri normalmente quando invece sente difficoltà e sente di non avere abbastanza aria.</text:p>
      <text:p text:style-name="P2"><text:span text:style-name="T1"/></text:p>
      <text:p text:style-name="P9">Analizzare la cronologia del sintomo, la sede, caratterizzazione, intensità, ecc… non trascurare elementi iatrogeni.</text:p>
      <text:p text:style-name="P9">Le diagnosi si fanno seguendo un algoritmo costruito in base a dati sperimentali.</text:p>
      <text:p text:style-name="P9">Si usano anche flowchart per rapplesentare graficamente il processo decisionale e le linee guida che in pratica si traducono in obblighi.</text:p>
      <text:p text:style-name="P2"><text:span text:style-name="T1"/></text:p>
      <text:p text:style-name="P2">Malattie cardiovascolari</text:p>
      <text:p text:style-name="P9">Causa di morte molto diffusa.</text:p>
      <text:p text:style-name="P9">Es. sindrome coronarica acuta (infarto, rivascolarizzazione coronarica), ictus, TIA, angina instabile, Arteriopatia Obliterante Periferica (AOP, sintomo tipica: Claudicatio intermittens, zoppia che insorge dopo un certo tratto di camminata), aneurisma dell’aorta addominale.</text:p>
      <text:p text:style-name="P2">Fattori di rischio:</text:p>
      <text:p text:style-name="P9">Fumo: correlazione lineare con il tumore al polmone, modalità on/off per l’infarto del miocardio.</text:p>
      <text:p text:style-name="P9">Insufficiente consumo di frutta e verdura (fattore di rischio addizionale).</text:p>
      <text:p text:style-name="P9">Ipertensione, ipercolesterolemia, età, genere (fattore di rischio addizionale), diabete (raddoppia il rishcio nell’uomo, lo quadruplica nella donna, effetto addizionale del genere).</text:p>
      <text:p text:style-name="P9">Riassumendo, fattori di rischio indipendenti:</text:p>
      <text:list text:style-name="L2">
        <text:list-item>
          <text:p text:style-name="P14">Ipertensione</text:p>
        </text:list-item>
        <text:list-item>
          <text:p text:style-name="P14">Fumo</text:p>
        </text:list-item>
        <text:list-item>
          <text:p text:style-name="P14">Ipercolesterolemia</text:p>
        </text:list-item>
        <text:list-item>
          <text:p text:style-name="P14">Età</text:p>
        </text:list-item>
        <text:list-item>
          <text:p text:style-name="P14">Diabete</text:p>
        </text:list-item>
      </text:list>
      <text:p text:style-name="P9"/>
      <text:p text:style-name="P9">Si dividono in:</text:p>
      <text:list text:style-name="L3">
        <text:list-item>
          <text:p text:style-name="P15">Fattori di rischio indipendenti: basta averlo anche senza altri fattori di rischio.</text:p>
        </text:list-item>
        <text:list-item>
          <text:p text:style-name="P15">Fattori di rischio addizionali: peggiorano la situazione ma non bastano da soli.</text:p>
        </text:list-item>
      </text:list>
      <text:p text:style-name="P9"/>
      <text:p text:style-name="P9">Fattore importante è l’inattività fisica, una teoria sul perché siamo glabri a differenza degli altri primati è che siamo evoluti per livelli di attività fisica molto più elevati.</text:p>
      <text:p text:style-name="P9">Presentare più fattori di rischio insieme aumenta esponenzialmente il rischio.</text:p>
      <text:p text:style-name="P9">Non dare ai pazienti le colpe dei propri padri: quasi tutto dipende da predisposizioni genetiche, si può spesso intervenire tramite terapie e modificazioni dello stile di vita.</text:p>
      <text:p text:style-name="P9">Per quanto riguarda la familiarità dobbiamo considerare eventi in età precoce (prima dei 50 anni nella donna e prima dei 45 nell’uomo) nei parenti di primo grado.</text:p>
      <text:p text:style-name="P9"/>
      <text:p text:style-name="P10"><text:soft-page-break/>Anni ‘60-’70: primi studi sull’effetto del trattamento anti-ipertensivo nella riduzione del rischio di episodio cardiovascolare. </text:p>
      <text:p text:style-name="P10"/>
      <text:p text:style-name="P10">Non esiste un soggetto che ha un solo fattore di rischio, spesso una condizione che rappresenta un fattore di rischio induce altre condizioni che sono anch’esse fattori di rischio cardiovascolare.</text:p>
      <text:p text:style-name="P10">Esiste un rischio assoluto ed un rischio relativo di sviluppare una malattia, il rischio assoluto è la probabilità (espressa in percentuale) che ha il paziente di sviluppare la malattia nei successivi 10 anni.</text:p>
      <text:p text:style-name="P10">Il rischio relativo è la probabilità che ha il soggetto di sviluppare una patologia rispetto ad una popolazione di riferimento.</text:p>
      <text:p text:style-name="P3">NNT<text:span text:style-name="T1">: numero di pazienti da trattare per prevenire un dato evento (es. infarto).</text:span></text:p>
      <text:p text:style-name="P11">es. cardioaspirina: 5000 pazienti che bisogna trattare per evitare un infarto. Statine: 13 pazienti da trattare per evitare un infarto.</text:p>
      <text:p text:style-name="P11">14 pazienti da trattare con metformina per evitare un infarto.</text:p>
      <text:p text:style-name="P11">7 pazienti che fanno più esercizio fisico evitano un infarto.</text:p>
      <text:p text:style-name="P3"><text:span text:style-name="T1"/></text:p>
      <text:p text:style-name="P3">Algoritmi di rischio</text:p>
      <text:p text:style-name="P11">“mappe” basate su studi sulla probabilità di eventi cardiovascolari in base a fattori di rischio. <text:span text:style-name="T4">(nota: non è presente il diabete tra i fattori di rischio perché basta moltiplicare per 2 nell’uomo e per 4 nella donna).</text:span></text:p>
      <text:p text:style-name="P11"/>
      <text:p text:style-name="P4">Semeiotica fisica e strumentale di arterie e vene</text:p>
      <text:p text:style-name="P12">Si parla di ipertensione arteriosa con valori pressori a riposo oltre 139/89. </text:p>
      <text:p text:style-name="P12">Uno degli elementi fondamentale è la palpazione e l’auscultazione dei “polsi”.</text:p>
      <text:p text:style-name="P12">La crisi ipertensiva non esiste (esiste l’emergenza ipertensiva, che si tratta con infusione di vasodilatatori o con il salasso). L’ipertensione arteriosa è completamente asintomatica (anche definita “killer silenzioso”). Anche pochi mmHg in più possono, nei lunghi periodi, causare danni come aterosclerosi. L’ipotensione invece da sintomi (<text:span text:style-name="T5">sincope: </text:span>improvvisa, fugace perdita di conoscenza con caduta a terra). Il dolore induce aumento della pressione così come stress, paura, ecc… La pressione va misurata in condizioni di rilassamento quando “si sta bene”, va scartata la prima misurazione per la relazione di allarme. <text:span text:style-name="T7">La pressione misurata a casa è più affidabile, si usa il monitoraggio su 24h ma non sono completamente veritieri nemmeno i dati ottenuti così.</text:span></text:p>
      <text:p text:style-name="P12">Durante la sistole la pressione arteriosa corrisponde alla pressione in ventricolo sinistro. <text:span text:style-name="T6">La pressione diastolica dipende dal ritorno elastico delle arterie, è diversa dalla pressione ventricolare (che scende a 0) grazie alla valvola aortica. Nelle persone anziane si riscontra frequentemente la riduzione della pressione diastolica a causa dell’irrigidimento delle parete arteriose. Nelle persone anziane è meglio avere una pressione sistolica più elevata per garantire la perfusione cerebrale (da cui dipendono decadimento cognitivo, sonnolenza, cadute durante la deambulazione, ecc…). Altro fattore fondamentale nella determinazione della pressione diastolica sono le resistenze periferiche (controllate principalmente a livello delle arteriole pre-capillari). L’attività fisica migliora la capillarizzazione periferica a livello dei muscoli aiutando la riduzione della pressione (contributo piccolo ma rilevante, soprattutto nella prevenzione di rischio collettivo della popolazione). Stesso effetto ha la riduzione del consumo di sale (consigliato mantenerlo sotto a 4.0 g/die, in Italia siamo ad una media di circa 6 g/die). </text:span></text:p>
      <text:p text:style-name="P5">Onda sfigmica:<text:span text:style-name="T1"> variazione della pressione arteriosa durante il ciclo cardiaco. Si ha una salita della pressione che prende il nome di fase dicrota, seguita da una fase di discesa detta catacrota. Nella fase di discesa si ha un transiente dovuto alla chiusura delle valvole semilunari. </text:span></text:p>
      <text:p text:style-name="P5"><text:span text:style-name="T1"/></text:p>
      <text:p text:style-name="P16">Il polso si palpa in varie sedi: di solito si usa l’arteria radiale ma si può fare in tutte le sedi dove si può comprimere una struttura rigida. L’unico polso in cui non si comprime contro un osso ma contro un muscolo è il polso carotideo (muscolo sternocleidomastoideo). I polsi degli arti inferiori <text:soft-page-break/>sono meno comodi ma sono utili per valutare la pervietà dei vasi arteriosi che raggiungono gli arti inferiori.</text:p>
      <text:p text:style-name="P6"><text:span text:style-name="T1">A volte si valuta la pressione sistolica alla cavviglia per determinare (tramite indice ABI) la presenza di arteropatie obliterative. Nel soggetto con ostruzione delle arterie dell’arto inferiore si ha un rapporto tra pressione alla caviglia ed al braccio inferiore a 1.0 (pressione alla caviglia minore). Nel soggetto sano si ha un rapporto tra 0.9 e 1.0. </text:span><text:span text:style-name="T2">In alternativa si può usare il misuratore Doppler.</text:span></text:p>
      <text:p text:style-name="P17">Manifestazione tipica: claudicatsio intermittens, la stenosi determina insufficiente apporto ematico durante la camminata.</text:p>
      <text:p text:style-name="P18">Si possono fare manovre particolari, ad esempio iperestendere il braccio mentre si palpa il polso brachiale, per indagare condizioni particolari come la sindrome dello stretto toracico superiore (in questi soggetti iperestendere il braccio mentre si ruota il capo nell’altra direzione fa scomparire il polso radiale). </text:p>
      <text:p text:style-name="P7"><text:span text:style-name="T1"/></text:p>
      <text:p text:style-name="P7"><text:span text:style-name="T1">Parametri da notare nella semeiotica del polso:</text:span></text:p>
      <text:list text:style-name="L4">
        <text:list-item>
          <text:p text:style-name="P22">Frequenza:<text:span text:style-name="T1"> La frequenza cardiaca accettabile è tra 60 e 100 bpm. La frequenza di polso deve mantenersi tra 60 e 80 bpm. La differenza è dovuta ad un meccanismo noto come deficit di polso, per cui a frequenze elevate alcune onde sfigmiche non si percepiscono perché la gittata non è sufficiente.</text:span></text:p>
        </text:list-item>
        <text:list-item>
          <text:p text:style-name="P22">Ritmo:<text:span text:style-name="T1"> Costanza dell’intervallo tra i singoli polsi. Esistono aritmie fisiologiche, come ad esempio l’aritmia sinusale </text:span><text:span text:style-name="T3">(o aritmia respiratoria)</text:span><text:span text:style-name="T1">, molto frequente in età giovanile ed in chi pratica sport, durante l’inspirazione la frequenza cardiaca tende ad aumentare (riflesso di Bainbridge), per misurare la frequenza reale va misurata in apnea espiratoria. </text:span></text:p>
        </text:list-item>
        <text:list-item>
          <text:p text:style-name="P23">Ampiezza:<text:span text:style-name="T1"> Espansione dell’arteria, indica la gittata cardiaca. Dipende dalla pressione arteriosa e dalla frequenza cardiaca.</text:span></text:p>
        </text:list-item>
        <text:list-item>
          <text:p text:style-name="P23">Uguaglianza:<text:span text:style-name="T1"> tra i battiti.</text:span></text:p>
        </text:list-item>
      </text:list>
      <text:p text:style-name="P8"><text:span text:style-name="T1"/></text:p>
      <text:p text:style-name="P19">Es. in fibrillazione atriale si ha polso totalmente aritmico, nella fibrillazione ventricolare è assente.</text:p>
      <text:p text:style-name="P19"/>
      <text:p text:style-name="P24">Durata del polso:</text:p>
      <text:p text:style-name="P20">Scoccante: es. insufficienza aortica.</text:p>
      <text:p text:style-name="P20">Celere: es. ipertiroidismo.</text:p>
      <text:p text:style-name="P20">Normale</text:p>
      <text:p text:style-name="P20">Tardo.</text:p>
      <text:p text:style-name="P20"/>
      <text:p text:style-name="P24">Polsi particolari:</text:p>
      <text:p text:style-name="P20">Alternante: l’ampiezza cambia</text:p>
      <text:p text:style-name="P20">Bisferiens: Incisura dicrota molto profonda, dà la sensazione che siano due battiti distinti.</text:p>
      <text:p text:style-name="P20">Paradosso: <text:span text:style-name="T8">cambia frequenza durante l’espirazione (contrario del riflesso di Bainbridge).</text:span></text:p>
      <text:p text:style-name="P20"/>
      <text:p text:style-name="P21">In alcune sedi come femorale <text:span text:style-name="T9">o </text:span>carotideo si possono auscultare soffi che possono essere irradiati dal cuore oppure dovuti a stenosi arteriore.</text:p>
      <text:p text:style-name="P21">Altra sede da auscultare è la periombelicale che può evidenziare soffi dalle arterie renali oppure aneurismi dell’aorta addominale (???).</text:p>
      <text:p text:style-name="P21"/>
      <text:p text:style-name="P25">Diagnostica strumentale:<text:span text:style-name="T1"> doppler arterioso, eco-color doppler arterioso, arteriografia selettiva, angio-TC, angio-RMN.</text:span></text:p>
      <text:p text:style-name="P26"><text:span text:style-name="T10">Cianosi</text:span></text:p>
      <text:p text:style-name="P34">Colorito bluastro di cute e mucose dovuto all’aumento della quantità di emoglobina ridotta presente nel sangue. <text:span text:style-name="T11">È più evidente dove i capillari sono più superficiali: labbra, zigomi, letti ungueali, orecchie.</text:span></text:p>
      <text:p text:style-name="P35">Qaundo il colorito è dovuto ad aumento di emoglobina ridotta si parla di cianosi vera, invece si parla di pseudocianosi in caso di accumulo di <text:span text:style-name="T20">emoglobina presente in forme alterate</text:span>.</text:p>
      <text:p text:style-name="P35">Il colore bluastro compare quando il livello di emoglobina ridotta supera i 5 g/dl. In soggetti con gravi anemie non si presenta cianosi perché il colorito dipende dalla quantità assoluta di emoglobina ridotta, non dalla concentrazione relativa. <text:span text:style-name="T12">Al contrario soggetti con marcata policitemia possono mostrare cianosi per lievi carenze di ossigeno.</text:span></text:p>
      <text:p text:style-name="P35"/>
      <text:p text:style-name="P36">La cianosi si presenta in condizioni di contaminazione del sangue arterioso con sangue venoso, di scarso ossigeno presente nell’aria o di aumento della quantità di ossigeno estratta dai tessuti.</text:p>
      <text:p text:style-name="P36"/>
      <text:p text:style-name="P37">Si identificano due tipi di cianosi:</text:p>
      <text:p text:style-name="P33">Cianosi centrale:<text:span text:style-name="T1"> ulteriormente suddivisa in </text:span>polmonare<text:span text:style-name="T1"> e </text:span>cardiaca<text:span text:style-name="T1">, quella polmonare si presenta in patologie in cui non si riesce ad ossigenare bene il sangue. Quella cardiaca si ha quando il sangue venoso si mescola con quello arterioso (es. pervietà del dotto di Botallo).</text:span></text:p>
      <text:p text:style-name="P33"><text:span text:style-name="T1">La cianosi centrale si dice anche “</text:span>calda<text:span text:style-name="T1">” perché si mantiene una temperatura normale anche alle estremità. Nel lungo termine si associa alle </text:span>dita a bacchetta di tamburo. La cianosi centrale è sempre generalizzata.</text:p>
      <text:p text:style-name="P38"><text:span text:style-name="T13">Cianosi periferica:</text:span><text:span text:style-name="T15"> si divide ulteriorente in </text:span><text:span text:style-name="T5">cardiaca periferica </text:span><text:span text:style-name="T15">e </text:span><text:span text:style-name="T13">periferica non cardiaca </text:span><text:span text:style-name="T15">non si accompagna a policitemia, il circolo è ipocinetico, si parla di </text:span><text:span text:style-name="T13">cianosi fredda</text:span><text:span text:style-name="T15">. È dovuta a rallentamento del flusso ematico che permette ai tessuti di estrarre più ossigeno, può succedere per scompenso cardiaco (cianosi cardiaca periferica) o per ostacolo locale alla circolazione venosa, es. trombosi (cianosi periferica non cardiaca). </text:span><text:span text:style-name="T13">La cianosi periferica può essere generalizzata o localizzata.</text:span></text:p>
      <text:p text:style-name="P38"><text:span text:style-name="T13"/></text:p>
      <text:p text:style-name="P29"><text:span text:style-name="T17">Cause di cianosi centrale:</text:span><text:span text:style-name="T14"> Incompleta ossigenazione del sangue nel letto capillare polmonare (ridotta pressione di ossigeno, policitemia vera o mlalattia di Vanquez, difficoltà nella funzione respiratoria per cause extrapolmonari (obesità, fratture costali, malattie muscolari, ecc…), insufficienza respiratoria per cause polmonari).</text:span></text:p>
      <text:p text:style-name="P29"><text:span text:style-name="T14"/></text:p>
      <text:p text:style-name="P30"><text:span text:style-name="T18">Cause di cianosi periferica:</text:span><text:span text:style-name="T15"> Ostacolo di ritorno venoso al cuore.</text:span><text:span text:style-name="T18"> </text:span></text:p>
      <text:p text:style-name="P38"><text:span text:style-name="T13"/></text:p>
      <text:p text:style-name="P27"><text:span text:style-name="T18">P</text:span><text:span text:style-name="T17">seudocianosi:</text:span></text:p>
      <text:p text:style-name="P27"><text:span text:style-name="T17">cianosi da paraemoglobinemia:</text:span><text:span text:style-name="T14"> La molecola di emoglobina è alterata e presenta capacità ridotta di trasporto di ossigeno. Non è generalmente associata a policitemia ed è una cianosi fredda.</text:span></text:p>
      <text:p text:style-name="P27"><text:span text:style-name="T14"/></text:p>
      <text:p text:style-name="P27"><text:span text:style-name="T14">La cianosi può essere mista nel caso in cui l’origina è multifattoriale.</text:span></text:p>
      <text:p text:style-name="P27"><text:span text:style-name="T14"/></text:p>
      <text:p text:style-name="P27"><text:span text:style-name="T14">Il colore della lingua risulta cianotico nelle forme centrale ma normale nelle forme periferiche.</text:span></text:p>
      <text:p text:style-name="P27"><text:span text:style-name="T14"/></text:p>
      <text:p text:style-name="P28"><text:span text:style-name="T17">Acrocianosi:</text:span><text:span text:style-name="T14"> Dilatazione dei capillari e delle venule in sede sopramalleolare, frequente negli adolescenti, di solito scompare con l’età.</text:span></text:p>
      <text:p text:style-name="P31"><text:span text:style-name="T14"/></text:p>
      <text:p text:style-name="P30"><text:span text:style-name="T14">Due tipi di pseudocianosi sono rilevanti nella clinica perché associate a farmaci: metaemoglobina (emoglobina legata a Fe3+ invece che Fe2+, causata ad esempio da farmaci sulfamidici) e solfoemoglobina (rarissimo, colore verdognolo tipo Hulk, causato da fenacetina).</text:span></text:p>
      <text:p text:style-name="P30"><text:span text:style-name="T14">Per dare colore marroncino bastano 1.5 g/dl di metaemoglobina, per avere colore verdastro bastano 0.5 g/dl di solfo-emoglobina.</text:span></text:p>
      <text:p text:style-name="P30"><text:span text:style-name="T14"/></text:p>
      <text:p text:style-name="P32"><text:soft-page-break/><text:span text:style-name="T17">Ippocratismo digitale:</text:span><text:span text:style-name="T14"> “dita a bacchetta di tamburo”, l’ultima falange tende ad aumentare di dimensioni anche nella componente ossea fino ad assumere forma sferoidale. </text:span><text:span text:style-name="T16">Possono essere date da molte patologie. Il segno iniziale è il </text:span><text:span text:style-name="T19">segno di Schamroth</text:span><text:span text:style-name="T16">. Non si sa bene la causa della crescita abnorme, si presume la liberazione di citochine infiammatorie che stimolano la crescita di osso, connettivo, cute e anness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2:13:59.828038600</meta:creation-date>
    <dc:date>2023-12-11T13:14:17.418579031</dc:date>
    <meta:editing-duration>PT4H3M43S</meta:editing-duration>
    <meta:editing-cycles>26</meta:editing-cycles>
    <meta:generator>LibreOffice/7.6.4.1$Linux_X86_64 LibreOffice_project/60$Build-1</meta:generator>
    <meta:document-statistic meta:table-count="0" meta:image-count="0" meta:object-count="0" meta:page-count="5" meta:paragraph-count="94" meta:word-count="1864" meta:character-count="12784" meta:non-whitespace-character-count="11023"/>
  </office:meta>
</office:document-meta>
</file>